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5C500000250F52AA125ABA0DBDD.png" manifest:media-type="image/png"/>
  <manifest:file-entry manifest:full-path="Pictures/10000201000005C600000238807DF5EB86F71418.png" manifest:media-type="image/png"/>
  <manifest:file-entry manifest:full-path="Pictures/10000201000005C6000002384767F6F156C6D086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8.726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-0.388cm, 0cm, 18.813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9.147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045cm, 0cm, 18.55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2.999cm" svg:height="9.967cm" svg:x="13.527cm" svg:y="0.966cm">
          <draw:image xlink:href="Pictures/10000201000005C6000002384767F6F156C6D086.png" xlink:type="simple" xlink:show="embed" xlink:actuate="onLoad">
            <text:p/>
          </draw:image>
        </draw:frame>
        <draw:frame draw:style-name="gr2" draw:text-style-name="P1" draw:layer="layout" svg:width="13.207cm" svg:height="9.967cm" svg:x="0.674cm" svg:y="0.939cm">
          <draw:image xlink:href="Pictures/10000201000005C600000238807DF5EB86F71418.png" xlink:type="simple" xlink:show="embed" xlink:actuate="onLoad">
            <text:p/>
          </draw:image>
        </draw:frame>
        <draw:frame draw:style-name="gr3" draw:text-style-name="P1" draw:layer="layout" svg:width="12.699cm" svg:height="10.395cm" svg:x="13.709cm" svg:y="10.772cm">
          <draw:image xlink:href="Pictures/10000201000005C500000250F52AA125ABA0DBDD.png" xlink:type="simple" xlink:show="embed" xlink:actuate="onLoad">
            <text:p/>
          </draw:image>
        </draw:frame>
        <draw:frame draw:style-name="gr4" draw:text-style-name="P1" draw:layer="layout" svg:width="13.08cm" svg:height="10.395cm" svg:x="0.635cm" svg:y="10.772cm">
          <draw:image xlink:href="Pictures/10000201000005C500000250F52AA125ABA0DBD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5T10:04:38.733261757</meta:creation-date>
    <dc:date>2017-06-25T10:16:53.146151369</dc:date>
    <meta:editing-duration>PT1M45S</meta:editing-duration>
    <meta:editing-cycles>2</meta:editing-cycles>
    <meta:generator>LibreOffice/5.3.3.2$Linux_X86_64 LibreOffice_project/30m0$Build-2</meta:generator>
    <meta:document-statistic meta:object-count="4"/>
  </office:meta>
</office:document-meta>
</file>